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19.3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92mm"/>
    </style:style>
    <style:style style:name="co5" style:family="table-column">
      <style:table-column-properties fo:break-before="auto" style:column-width="15.86mm"/>
    </style:style>
    <style:style style:name="co6" style:family="table-column">
      <style:table-column-properties fo:break-before="auto" style:column-width="16.65mm"/>
    </style:style>
    <style:style style:name="co7" style:family="table-column">
      <style:table-column-properties fo:break-before="auto" style:column-width="17.97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19.03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5.1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主要國家油品價格及稅率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18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use-window-font-color="true" style:font-name="標楷體" fo:font-size="17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7pt" style:font-size-complex="17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style:use-window-font-color="true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主要國家油品價格及稅率" table:style-name="ta1" table:print-ranges="主要國家油品價格及稅率.A1:主要國家油品價格及稅率.T2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9" table:number-columns-repeated="237" table:default-cell-style-name="ce30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12-3 <text:span text:style-name="T1">世界主要國家石油產品價格及稅率</text:span></text:p>
          </table:table-cell>
          <table:covered-table-cell table:number-columns-repeated="19" table:style-name="ce10"/>
          <table:table-cell table:number-columns-repeated="1004"/>
        </table:table-row>
        <table:table-row table:style-name="ro2">
          <table:table-cell table:number-columns-repeated="16"/>
          <table:table-cell table:style-name="ce30"/>
          <table:table-cell table:style-name="ce39"/>
          <table:table-cell table:style-name="ce40" table:number-columns-repeated="2"/>
          <table:table-cell table:number-columns-repeated="1004"/>
        </table:table-row>
        <table:table-row table:style-name="ro3">
          <table:table-cell table:style-name="ce3" office:value-type="string" calcext:value-type="string" table:number-columns-spanned="2" table:number-rows-spanned="3">
            <text:p>  <text:span text:style-name="T2">國</text:span><text:span text:style-name="T3">   </text:span><text:span text:style-name="T4">別</text:span></text:p>
          </table:table-cell>
          <table:covered-table-cell table:style-name="ce11"/>
          <table:table-cell table:style-name="ce3" office:value-type="string" calcext:value-type="string" table:number-columns-spanned="1" table:number-rows-spanned="3">
            <text:p><text:span text:style-name="T2">年</text:span></text:p>
          </table:table-cell>
          <table:table-cell table:style-name="ce7" office:value-type="string" calcext:value-type="string" table:number-columns-spanned="1" table:number-rows-spanned="3">
            <text:p><text:span text:style-name="T2">月</text:span></text:p>
          </table:table-cell>
          <table:table-cell table:style-name="ce26" office:value-type="string" calcext:value-type="string" table:number-columns-spanned="4" table:number-rows-spanned="1">
            <text:p><text:span text:style-name="T2">普通無鉛汽油</text:span></text:p>
          </table:table-cell>
          <table:covered-table-cell table:number-columns-repeated="3" table:style-name="ce11"/>
          <table:table-cell table:style-name="ce26" office:value-type="string" calcext:value-type="string" table:number-columns-spanned="4" table:number-rows-spanned="1">
            <text:p><text:span text:style-name="T2">高級無鉛汽油</text:span></text:p>
          </table:table-cell>
          <table:covered-table-cell table:number-columns-repeated="3" table:style-name="ce11"/>
          <table:table-cell table:style-name="ce34" office:value-type="string" calcext:value-type="string" table:number-columns-spanned="4" table:number-rows-spanned="1">
            <text:p><text:span text:style-name="T2">柴</text:span><text:span text:style-name="T3">    </text:span><text:span text:style-name="T4">油</text:span></text:p>
          </table:table-cell>
          <table:covered-table-cell table:number-columns-repeated="2" table:style-name="ce11"/>
          <table:covered-table-cell table:style-name="ce35"/>
          <table:table-cell table:style-name="ce35" office:value-type="string" calcext:value-type="string" table:number-columns-spanned="4" table:number-rows-spanned="1">
            <text:p><text:span text:style-name="T2">燃</text:span><text:span text:style-name="T3">  </text:span><text:span text:style-name="T4">料</text:span><text:span text:style-name="T3">  </text:span><text:span text:style-name="T4">油</text:span></text:p>
          </table:table-cell>
          <table:covered-table-cell table:number-columns-repeated="2" table:style-name="ce11"/>
          <table:covered-table-cell table:style-name="ce35"/>
          <table:table-cell table:number-columns-repeated="1004"/>
        </table:table-row>
        <table:table-row table:style-name="ro3">
          <table:covered-table-cell table:style-name="ce4"/>
          <table:covered-table-cell table:style-name="ce12"/>
          <table:covered-table-cell table:style-name="ce4"/>
          <table:covered-table-cell table:style-name="ce20"/>
          <table:table-cell table:style-name="ce5" office:value-type="string" calcext:value-type="string" table:number-columns-spanned="4" table:number-rows-spanned="1">
            <text:p>(<text:span text:style-name="T2">新臺幣元</text:span><text:span text:style-name="T3">/</text:span><text:span text:style-name="T4">公升</text:span><text:span text:style-name="T3">)</text:span></text:p>
          </table:table-cell>
          <table:covered-table-cell table:number-columns-repeated="3" table:style-name="ce13"/>
          <table:table-cell table:style-name="ce5" office:value-type="string" calcext:value-type="string" table:number-columns-spanned="4" table:number-rows-spanned="1">
            <text:p>(<text:span text:style-name="T2">新臺幣元</text:span><text:span text:style-name="T3">/</text:span><text:span text:style-name="T4">公升</text:span><text:span text:style-name="T3">)</text:span></text:p>
          </table:table-cell>
          <table:covered-table-cell table:number-columns-repeated="3" table:style-name="ce13"/>
          <table:table-cell table:style-name="ce21" office:value-type="string" calcext:value-type="string" table:number-columns-spanned="4" table:number-rows-spanned="1">
            <text:p>(<text:span text:style-name="T2">新臺幣元</text:span><text:span text:style-name="T3">/</text:span><text:span text:style-name="T4">公升</text:span><text:span text:style-name="T3">)</text:span></text:p>
          </table:table-cell>
          <table:covered-table-cell table:number-columns-repeated="2" table:style-name="ce13"/>
          <table:covered-table-cell table:style-name="ce36"/>
          <table:table-cell table:style-name="ce36" office:value-type="string" calcext:value-type="string" table:number-columns-spanned="4" table:number-rows-spanned="1">
            <text:p>(<text:span text:style-name="T2">新臺幣元</text:span><text:span text:style-name="T3">/</text:span><text:span text:style-name="T4">公噸</text:span><text:span text:style-name="T3">)</text:span></text:p>
          </table:table-cell>
          <table:covered-table-cell table:number-columns-repeated="2" table:style-name="ce13"/>
          <table:covered-table-cell table:style-name="ce36"/>
          <table:table-cell table:number-columns-repeated="1004"/>
        </table:table-row>
        <table:table-row table:style-name="ro3">
          <table:covered-table-cell table:style-name="ce5"/>
          <table:covered-table-cell table:style-name="ce13"/>
          <table:covered-table-cell table:style-name="ce5"/>
          <table:covered-table-cell table:style-name="ce21"/>
          <table:table-cell table:style-name="ce27" office:value-type="string" calcext:value-type="string">
            <text:p><text:span text:style-name="T2">價格</text:span></text:p>
          </table:table-cell>
          <table:table-cell table:style-name="ce21" office:value-type="string" calcext:value-type="string">
            <text:p><text:span text:style-name="T2">稅前價</text:span></text:p>
          </table:table-cell>
          <table:table-cell table:style-name="ce27" office:value-type="string" calcext:value-type="string">
            <text:p><text:span text:style-name="T2">稅金</text:span></text:p>
          </table:table-cell>
          <table:table-cell table:style-name="ce21" office:value-type="string" calcext:value-type="string">
            <text:p><text:span text:style-name="T2">稅率</text:span><text:span text:style-name="T3">%</text:span></text:p>
          </table:table-cell>
          <table:table-cell table:style-name="ce27" office:value-type="string" calcext:value-type="string">
            <text:p><text:span text:style-name="T2">價格</text:span></text:p>
          </table:table-cell>
          <table:table-cell table:style-name="ce21" office:value-type="string" calcext:value-type="string">
            <text:p><text:span text:style-name="T2">稅前價</text:span></text:p>
          </table:table-cell>
          <table:table-cell table:style-name="ce27" office:value-type="string" calcext:value-type="string">
            <text:p><text:span text:style-name="T2">稅金</text:span></text:p>
          </table:table-cell>
          <table:table-cell table:style-name="ce21" office:value-type="string" calcext:value-type="string">
            <text:p><text:span text:style-name="T2">稅率</text:span><text:span text:style-name="T3">%</text:span></text:p>
          </table:table-cell>
          <table:table-cell table:style-name="ce27" office:value-type="string" calcext:value-type="string">
            <text:p><text:span text:style-name="T2">價格</text:span></text:p>
          </table:table-cell>
          <table:table-cell table:style-name="ce21" office:value-type="string" calcext:value-type="string">
            <text:p><text:span text:style-name="T2">稅前價</text:span></text:p>
          </table:table-cell>
          <table:table-cell table:style-name="ce27" office:value-type="string" calcext:value-type="string">
            <text:p><text:span text:style-name="T2">稅金</text:span></text:p>
          </table:table-cell>
          <table:table-cell table:style-name="ce21" office:value-type="string" calcext:value-type="string">
            <text:p><text:span text:style-name="T2">稅率</text:span><text:span text:style-name="T3">%</text:span></text:p>
          </table:table-cell>
          <table:table-cell table:style-name="ce27" office:value-type="string" calcext:value-type="string">
            <text:p><text:span text:style-name="T2">價格</text:span></text:p>
          </table:table-cell>
          <table:table-cell table:style-name="ce21" office:value-type="string" calcext:value-type="string">
            <text:p><text:span text:style-name="T2">稅前價</text:span></text:p>
          </table:table-cell>
          <table:table-cell table:style-name="ce27" office:value-type="string" calcext:value-type="string">
            <text:p><text:span text:style-name="T2">稅金</text:span></text:p>
          </table:table-cell>
          <table:table-cell table:style-name="ce21" office:value-type="string" calcext:value-type="string">
            <text:p><text:span text:style-name="T2">稅率</text:span><text:span text:style-name="T3">%</text:span></text:p>
          </table:table-cell>
          <table:table-cell table:number-columns-repeated="1004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2">中華民國</text:span></text:p>
          </table:table-cell>
          <table:table-cell table:style-name="ce17" office:value-type="float" office:value="2021" calcext:value-type="float">
            <text:p>2021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29.6" calcext:value-type="float">
            <text:p>29.60 </text:p>
          </table:table-cell>
          <table:table-cell table:style-name="ce28" office:value-type="float" office:value="17.79" calcext:value-type="float">
            <text:p>17.79 </text:p>
          </table:table-cell>
          <table:table-cell table:style-name="ce28" office:value-type="float" office:value="11.81" calcext:value-type="float">
            <text:p>11.81 </text:p>
          </table:table-cell>
          <table:table-cell table:style-name="ce31" office:value-type="float" office:value="66.3856098931984" calcext:value-type="float">
            <text:p>66.4 </text:p>
          </table:table-cell>
          <table:table-cell table:style-name="ce28" office:value-type="float" office:value="31.1" calcext:value-type="float">
            <text:p>31.10 </text:p>
          </table:table-cell>
          <table:table-cell table:style-name="ce28" office:value-type="float" office:value="19.22" calcext:value-type="float">
            <text:p>19.22 </text:p>
          </table:table-cell>
          <table:table-cell table:style-name="ce28" office:value-type="float" office:value="11.88" calcext:value-type="float">
            <text:p>11.88 </text:p>
          </table:table-cell>
          <table:table-cell table:style-name="ce31" office:value-type="float" office:value="61.8106139438086" calcext:value-type="float">
            <text:p>61.8 </text:p>
          </table:table-cell>
          <table:table-cell table:style-name="ce28" office:value-type="float" office:value="27.7" calcext:value-type="float">
            <text:p>27.70 </text:p>
          </table:table-cell>
          <table:table-cell table:style-name="ce28" office:value-type="float" office:value="20.17" calcext:value-type="float">
            <text:p>20.17 </text:p>
          </table:table-cell>
          <table:table-cell table:style-name="ce28" office:value-type="float" office:value="7.53" calcext:value-type="float">
            <text:p>7.53 </text:p>
          </table:table-cell>
          <table:table-cell table:style-name="ce31" office:value-type="float" office:value="37.3326722855726" calcext:value-type="float">
            <text:p>37.3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2">日本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office:value-type="float" office:value="40.91" calcext:value-type="float">
            <text:p>40.91 </text:p>
          </table:table-cell>
          <table:table-cell table:style-name="ce28" office:value-type="float" office:value="21.63" calcext:value-type="float">
            <text:p>21.63 </text:p>
          </table:table-cell>
          <table:table-cell table:style-name="ce28" office:value-type="float" office:value="19.28" calcext:value-type="float">
            <text:p>19.28 </text:p>
          </table:table-cell>
          <table:table-cell table:style-name="ce31" office:value-type="float" office:value="89.1354600092464" calcext:value-type="float">
            <text:p>89.1 </text:p>
          </table:table-cell>
          <table:table-cell table:style-name="ce28" table:number-columns-repeated="3"/>
          <table:table-cell table:style-name="ce31"/>
          <table:table-cell table:style-name="ce28" office:value-type="float" office:value="36.01" calcext:value-type="float">
            <text:p>36.01 </text:p>
          </table:table-cell>
          <table:table-cell table:style-name="ce28" office:value-type="float" office:value="23.31" calcext:value-type="float">
            <text:p>23.31 </text:p>
          </table:table-cell>
          <table:table-cell table:style-name="ce28" office:value-type="float" office:value="12.7" calcext:value-type="float">
            <text:p>12.70 </text:p>
          </table:table-cell>
          <table:table-cell table:style-name="ce31" office:value-type="float" office:value="54.4830544830545" calcext:value-type="float">
            <text:p>54.5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<text:span text:style-name="T2">南韓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office:value-type="float" office:value="39.35" calcext:value-type="float">
            <text:p>39.35 </text:p>
          </table:table-cell>
          <table:table-cell table:style-name="ce28" office:value-type="float" office:value="20.72" calcext:value-type="float">
            <text:p>20.72 </text:p>
          </table:table-cell>
          <table:table-cell table:style-name="ce28" office:value-type="float" office:value="18.63" calcext:value-type="float">
            <text:p>18.63 </text:p>
          </table:table-cell>
          <table:table-cell table:style-name="ce31" office:value-type="float" office:value="89.9131274131274" calcext:value-type="float">
            <text:p>89.9 </text:p>
          </table:table-cell>
          <table:table-cell table:style-name="ce28" office:value-type="float" office:value="47.63" calcext:value-type="float">
            <text:p>47.63 </text:p>
          </table:table-cell>
          <table:table-cell table:style-name="ce28" office:value-type="float" office:value="28.24" calcext:value-type="float">
            <text:p>28.24 </text:p>
          </table:table-cell>
          <table:table-cell table:style-name="ce28" office:value-type="float" office:value="19.39" calcext:value-type="float">
            <text:p>19.39 </text:p>
          </table:table-cell>
          <table:table-cell table:style-name="ce31" office:value-type="float" office:value="68.6614730878187" calcext:value-type="float">
            <text:p>68.7 </text:p>
          </table:table-cell>
          <table:table-cell table:style-name="ce28" office:value-type="float" office:value="35.25" calcext:value-type="float">
            <text:p>35.25 </text:p>
          </table:table-cell>
          <table:table-cell table:style-name="ce28" office:value-type="float" office:value="21.72" calcext:value-type="float">
            <text:p>21.72 </text:p>
          </table:table-cell>
          <table:table-cell table:style-name="ce28" office:value-type="float" office:value="13.53" calcext:value-type="float">
            <text:p>13.53 </text:p>
          </table:table-cell>
          <table:table-cell table:style-name="ce31" office:value-type="float" office:value="62.292817679558" calcext:value-type="float">
            <text:p>62.3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2">香港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table:number-columns-repeated="3"/>
          <table:table-cell table:style-name="ce31"/>
          <table:table-cell table:style-name="ce28" office:value-type="float" office:value="62.6" calcext:value-type="float">
            <text:p>62.60 </text:p>
          </table:table-cell>
          <table:table-cell table:style-name="ce28" office:value-type="float" office:value="62.3" calcext:value-type="float">
            <text:p>62.30 </text:p>
          </table:table-cell>
          <table:table-cell table:style-name="ce28" office:value-type="float" office:value="0.300000000000004" calcext:value-type="float">
            <text:p>0.30 </text:p>
          </table:table-cell>
          <table:table-cell table:style-name="ce31" office:value-type="float" office:value="0.48154093097914" calcext:value-type="float">
            <text:p>0.5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2">新加坡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53.11" calcext:value-type="float">
            <text:p>53.11 </text:p>
          </table:table-cell>
          <table:table-cell table:style-name="ce28" office:value-type="float" office:value="35.66" calcext:value-type="float">
            <text:p>35.66 </text:p>
          </table:table-cell>
          <table:table-cell table:style-name="ce28" office:value-type="float" office:value="17.45" calcext:value-type="float">
            <text:p>17.45 </text:p>
          </table:table-cell>
          <table:table-cell table:style-name="ce31" office:value-type="float" office:value="48.9343802579922" calcext:value-type="float">
            <text:p>48.9 </text:p>
          </table:table-cell>
          <table:table-cell table:style-name="ce28" office:value-type="float" office:value="43.75" calcext:value-type="float">
            <text:p>43.75 </text:p>
          </table:table-cell>
          <table:table-cell table:style-name="ce28" office:value-type="float" office:value="38.54" calcext:value-type="float">
            <text:p>38.54 </text:p>
          </table:table-cell>
          <table:table-cell table:style-name="ce28" office:value-type="float" office:value="5.21" calcext:value-type="float">
            <text:p>5.21 </text:p>
          </table:table-cell>
          <table:table-cell table:style-name="ce31" office:value-type="float" office:value="13.5184224182667" calcext:value-type="float">
            <text:p>13.5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4" office:value-type="string" calcext:value-type="string">
            <text:p><text:span text:style-name="T2">美國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25.029888" calcext:value-type="float">
            <text:p>25.03 </text:p>
          </table:table-cell>
          <table:table-cell table:style-name="ce28" office:value-type="float" office:value="21.402368" calcext:value-type="float">
            <text:p>21.40 </text:p>
          </table:table-cell>
          <table:table-cell table:style-name="ce28" office:value-type="float" office:value="3.62752" calcext:value-type="float">
            <text:p>3.63 </text:p>
          </table:table-cell>
          <table:table-cell table:style-name="ce31" office:value-type="float" office:value="16.9491525423729" calcext:value-type="float">
            <text:p>16.9 </text:p>
          </table:table-cell>
          <table:table-cell table:style-name="ce28" office:value-type="float" office:value="27.48544" calcext:value-type="float">
            <text:p>27.49 </text:p>
          </table:table-cell>
          <table:table-cell table:style-name="ce28" office:value-type="float" office:value="23.29984" calcext:value-type="float">
            <text:p>23.30 </text:p>
          </table:table-cell>
          <table:table-cell table:style-name="ce28" office:value-type="float" office:value="4.1856" calcext:value-type="float">
            <text:p>4.19 </text:p>
          </table:table-cell>
          <table:table-cell table:style-name="ce31" office:value-type="float" office:value="17.9640718562874" calcext:value-type="float">
            <text:p>18.0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4" office:value-type="string" calcext:value-type="string">
            <text:p><text:span text:style-name="T2">加拿大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32.452352" calcext:value-type="float">
            <text:p>32.45 </text:p>
          </table:table-cell>
          <table:table-cell table:style-name="ce28" office:value-type="float" office:value="21.709312" calcext:value-type="float">
            <text:p>21.71 </text:p>
          </table:table-cell>
          <table:table-cell table:style-name="ce28" office:value-type="float" office:value="10.74304" calcext:value-type="float">
            <text:p>10.74 </text:p>
          </table:table-cell>
          <table:table-cell table:style-name="ce31" office:value-type="float" office:value="49.4858611825193" calcext:value-type="float">
            <text:p>49.5 </text:p>
          </table:table-cell>
          <table:table-cell table:style-name="ce28" office:value-type="float" office:value="32.50816" calcext:value-type="float">
            <text:p>32.51 </text:p>
          </table:table-cell>
          <table:table-cell table:style-name="ce28" office:value-type="float" office:value="22.797568" calcext:value-type="float">
            <text:p>22.80 </text:p>
          </table:table-cell>
          <table:table-cell table:style-name="ce28" office:value-type="float" office:value="9.710592" calcext:value-type="float">
            <text:p>9.71 </text:p>
          </table:table-cell>
          <table:table-cell table:style-name="ce31" office:value-type="float" office:value="42.5948592411261" calcext:value-type="float">
            <text:p>42.6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4" office:value-type="string" calcext:value-type="string">
            <text:p><text:span text:style-name="T2">德國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55.445248" calcext:value-type="float">
            <text:p>55.45 </text:p>
          </table:table-cell>
          <table:table-cell table:style-name="ce28" office:value-type="float" office:value="25.755392" calcext:value-type="float">
            <text:p>25.76 </text:p>
          </table:table-cell>
          <table:table-cell table:style-name="ce28" office:value-type="float" office:value="29.689856" calcext:value-type="float">
            <text:p>29.69 </text:p>
          </table:table-cell>
          <table:table-cell table:style-name="ce31" office:value-type="float" office:value="115.276273022752" calcext:value-type="float">
            <text:p>115.3 </text:p>
          </table:table-cell>
          <table:table-cell table:style-name="ce28" office:value-type="float" office:value="49.836544" calcext:value-type="float">
            <text:p>49.84 </text:p>
          </table:table-cell>
          <table:table-cell table:style-name="ce28" office:value-type="float" office:value="26.92736" calcext:value-type="float">
            <text:p>26.93 </text:p>
          </table:table-cell>
          <table:table-cell table:style-name="ce28" office:value-type="float" office:value="22.909184" calcext:value-type="float">
            <text:p>22.91 </text:p>
          </table:table-cell>
          <table:table-cell table:style-name="ce31" office:value-type="float" office:value="85.0777202072539" calcext:value-type="float">
            <text:p>85.1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9" calcext:value-type="float">
            <text:p>9</text:p>
          </table:table-cell>
          <table:table-cell table:style-name="ce14" office:value-type="string" calcext:value-type="string">
            <text:p><text:span text:style-name="T2">義大利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55.612672" calcext:value-type="float">
            <text:p>55.61 </text:p>
          </table:table-cell>
          <table:table-cell table:style-name="ce28" office:value-type="float" office:value="22.406912" calcext:value-type="float">
            <text:p>22.41 </text:p>
          </table:table-cell>
          <table:table-cell table:style-name="ce28" office:value-type="float" office:value="33.20576" calcext:value-type="float">
            <text:p>33.21 </text:p>
          </table:table-cell>
          <table:table-cell table:style-name="ce31" office:value-type="float" office:value="148.194271481943" calcext:value-type="float">
            <text:p>148.2 </text:p>
          </table:table-cell>
          <table:table-cell table:style-name="ce28" office:value-type="float" office:value="51.315456" calcext:value-type="float">
            <text:p>51.32 </text:p>
          </table:table-cell>
          <table:table-cell table:style-name="ce28" office:value-type="float" office:value="22.406912" calcext:value-type="float">
            <text:p>22.41 </text:p>
          </table:table-cell>
          <table:table-cell table:style-name="ce28" office:value-type="float" office:value="28.908544" calcext:value-type="float">
            <text:p>28.91 </text:p>
          </table:table-cell>
          <table:table-cell table:style-name="ce31" office:value-type="float" office:value="129.016189290162" calcext:value-type="float">
            <text:p>129.0 </text:p>
          </table:table-cell>
          <table:table-cell table:style-name="ce37" office:value-type="float" office:value="18788.60032" calcext:value-type="float">
            <text:p>18,789 </text:p>
          </table:table-cell>
          <table:table-cell table:style-name="ce37" office:value-type="float" office:value="17822.3294464" calcext:value-type="float">
            <text:p>17,822 </text:p>
          </table:table-cell>
          <table:table-cell table:style-name="ce37" office:value-type="float" office:value="966.2708736" calcext:value-type="float">
            <text:p>966 </text:p>
          </table:table-cell>
          <table:table-cell table:style-name="ce41" office:value-type="float" office:value="5.42168674698795" calcext:value-type="float">
            <text:p>5.4 </text:p>
          </table:table-cell>
          <table:table-cell table:number-columns-repeated="1004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2">西班牙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48.050688" calcext:value-type="float">
            <text:p>48.05 </text:p>
          </table:table-cell>
          <table:table-cell table:style-name="ce28" office:value-type="float" office:value="24.667136" calcext:value-type="float">
            <text:p>24.67 </text:p>
          </table:table-cell>
          <table:table-cell table:style-name="ce28" office:value-type="float" office:value="23.383552" calcext:value-type="float">
            <text:p>23.38 </text:p>
          </table:table-cell>
          <table:table-cell table:style-name="ce31" office:value-type="float" office:value="94.7963800904977" calcext:value-type="float">
            <text:p>94.8 </text:p>
          </table:table-cell>
          <table:table-cell table:style-name="ce28" office:value-type="float" office:value="43.976704" calcext:value-type="float">
            <text:p>43.98 </text:p>
          </table:table-cell>
          <table:table-cell table:style-name="ce28" office:value-type="float" office:value="24.27648" calcext:value-type="float">
            <text:p>24.28 </text:p>
          </table:table-cell>
          <table:table-cell table:style-name="ce28" office:value-type="float" office:value="19.700224" calcext:value-type="float">
            <text:p>19.70 </text:p>
          </table:table-cell>
          <table:table-cell table:style-name="ce31" office:value-type="float" office:value="81.1494252873563" calcext:value-type="float">
            <text:p>81.1 </text:p>
          </table:table-cell>
          <table:table-cell table:style-name="ce37" office:value-type="float" office:value="16104.51456" calcext:value-type="float">
            <text:p>16,105 </text:p>
          </table:table-cell>
          <table:table-cell table:style-name="ce37" office:value-type="float" office:value="15594.5382656" calcext:value-type="float">
            <text:p>15,595 </text:p>
          </table:table-cell>
          <table:table-cell table:style-name="ce37" office:value-type="float" office:value="509.9762944" calcext:value-type="float">
            <text:p>510 </text:p>
          </table:table-cell>
          <table:table-cell table:style-name="ce41" office:value-type="float" office:value="3.27022375215146" calcext:value-type="float">
            <text:p>3.3 </text:p>
          </table:table-cell>
          <table:table-cell table:number-columns-repeated="1004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4" office:value-type="string" calcext:value-type="string">
            <text:p><text:span text:style-name="T2">英國</text:span></text:p>
          </table:table-cell>
          <table:table-cell table:style-name="ce18" office:value-type="float" office:value="2021" calcext:value-type="float">
            <text:p>202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54.69184" calcext:value-type="float">
            <text:p>54.69 </text:p>
          </table:table-cell>
          <table:table-cell table:style-name="ce28" office:value-type="float" office:value="23.830016" calcext:value-type="float">
            <text:p>23.83 </text:p>
          </table:table-cell>
          <table:table-cell table:style-name="ce28" office:value-type="float" office:value="30.861824" calcext:value-type="float">
            <text:p>30.86 </text:p>
          </table:table-cell>
          <table:table-cell table:style-name="ce31" office:value-type="float" office:value="129.508196721311" calcext:value-type="float">
            <text:p>129.5 </text:p>
          </table:table-cell>
          <table:table-cell table:style-name="ce28" office:value-type="float" office:value="56.08704" calcext:value-type="float">
            <text:p>56.09 </text:p>
          </table:table-cell>
          <table:table-cell table:style-name="ce28" office:value-type="float" office:value="25.029888" calcext:value-type="float">
            <text:p>25.03 </text:p>
          </table:table-cell>
          <table:table-cell table:style-name="ce28" office:value-type="float" office:value="31.057152" calcext:value-type="float">
            <text:p>31.06 </text:p>
          </table:table-cell>
          <table:table-cell table:style-name="ce31" office:value-type="float" office:value="124.080267558528" calcext:value-type="float">
            <text:p>124.1 </text:p>
          </table:table-cell>
          <table:table-cell table:style-name="ce37" table:number-columns-repeated="3"/>
          <table:table-cell table:style-name="ce41"/>
          <table:table-cell table:number-columns-repeated="1004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2">法國</text:span></text:p>
          </table:table-cell>
          <table:table-cell table:style-name="ce19" office:value-type="float" office:value="2021" calcext:value-type="float">
            <text:p>2021</text:p>
          </table:table-cell>
          <table:table-cell table:style-name="ce24" office:value-type="float" office:value="11" calcext:value-type="float">
            <text:p>11</text:p>
          </table:table-cell>
          <table:table-cell table:style-name="ce28" table:number-columns-repeated="3"/>
          <table:table-cell table:style-name="ce31"/>
          <table:table-cell table:style-name="ce28" office:value-type="float" office:value="52.822272" calcext:value-type="float">
            <text:p>52.82 </text:p>
          </table:table-cell>
          <table:table-cell table:style-name="ce28" office:value-type="float" office:value="22.016256" calcext:value-type="float">
            <text:p>22.02 </text:p>
          </table:table-cell>
          <table:table-cell table:style-name="ce28" office:value-type="float" office:value="30.806016" calcext:value-type="float">
            <text:p>30.81 </text:p>
          </table:table-cell>
          <table:table-cell table:style-name="ce31" office:value-type="float" office:value="139.923954372624" calcext:value-type="float">
            <text:p>139.9 </text:p>
          </table:table-cell>
          <table:table-cell table:style-name="ce28" office:value-type="float" office:value="49.445888" calcext:value-type="float">
            <text:p>49.45 </text:p>
          </table:table-cell>
          <table:table-cell table:style-name="ce28" office:value-type="float" office:value="21.820928" calcext:value-type="float">
            <text:p>21.82 </text:p>
          </table:table-cell>
          <table:table-cell table:style-name="ce28" office:value-type="float" office:value="27.62496" calcext:value-type="float">
            <text:p>27.62 </text:p>
          </table:table-cell>
          <table:table-cell table:style-name="ce31" office:value-type="float" office:value="126.598465473146" calcext:value-type="float">
            <text:p>126.6 </text:p>
          </table:table-cell>
          <table:table-cell table:style-name="ce37" office:value-type="float" office:value="20747.9829248" calcext:value-type="float">
            <text:p>20,748 </text:p>
          </table:table-cell>
          <table:table-cell table:style-name="ce37" office:value-type="float" office:value="16480.2865664" calcext:value-type="float">
            <text:p>16,480 </text:p>
          </table:table-cell>
          <table:table-cell table:style-name="ce37" office:value-type="float" office:value="4267.6963584" calcext:value-type="float">
            <text:p>4,268 </text:p>
          </table:table-cell>
          <table:table-cell table:style-name="ce41" office:value-type="float" office:value="25.8957654723127" calcext:value-type="float">
            <text:p>25.9 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4" table:number-rows-spanned="1">
            <text:p><text:span text:style-name="T2">平</text:span><text:span text:style-name="T3">    </text:span><text:span text:style-name="T4">均</text:span><text:span text:style-name="T3">    </text:span><text:span text:style-name="T4">價</text:span><text:span text:style-name="T3">    </text:span><text:span text:style-name="T4">格</text:span></text:p>
          </table:table-cell>
          <table:covered-table-cell table:number-columns-repeated="2" table:style-name="ce16"/>
          <table:covered-table-cell table:style-name="ce25"/>
          <table:table-cell table:style-name="ce29" office:value-type="float" office:value="36.62" calcext:value-type="float">
            <text:p>36.62 </text:p>
          </table:table-cell>
          <table:table-cell table:style-name="ce29" office:value-type="float" office:value="20.0466666666667" calcext:value-type="float">
            <text:p>20.05 </text:p>
          </table:table-cell>
          <table:table-cell table:style-name="ce29" office:value-type="float" office:value="16.5733333333333" calcext:value-type="float">
            <text:p>16.57 </text:p>
          </table:table-cell>
          <table:table-cell table:style-name="ce32" office:value-type="float" office:value="82.6737612238111" calcext:value-type="float">
            <text:p>82.7 </text:p>
          </table:table-cell>
          <table:table-cell table:style-name="ce29" office:value-type="float" office:value="45.594496" calcext:value-type="float">
            <text:p>45.59 </text:p>
          </table:table-cell>
          <table:table-cell table:style-name="ce29" office:value-type="float" office:value="24.4907392" calcext:value-type="float">
            <text:p>24.49 </text:p>
          </table:table-cell>
          <table:table-cell table:style-name="ce29" office:value-type="float" office:value="21.1037568" calcext:value-type="float">
            <text:p>21.10 </text:p>
          </table:table-cell>
          <table:table-cell table:style-name="ce32" office:value-type="float" office:value="86.1703545477304" calcext:value-type="float">
            <text:p>86.2 </text:p>
          </table:table-cell>
          <table:table-cell table:style-name="ce29" office:value-type="float" office:value="42.9971026666667" calcext:value-type="float">
            <text:p>43.00 </text:p>
          </table:table-cell>
          <table:table-cell table:style-name="ce29" office:value-type="float" office:value="27.7165813333333" calcext:value-type="float">
            <text:p>27.72 </text:p>
          </table:table-cell>
          <table:table-cell table:style-name="ce29" office:value-type="float" office:value="15.2805213333333" calcext:value-type="float">
            <text:p>15.28 </text:p>
          </table:table-cell>
          <table:table-cell table:style-name="ce32" office:value-type="float" office:value="55.1313351006829" calcext:value-type="float">
            <text:p>55.1 </text:p>
          </table:table-cell>
          <table:table-cell table:style-name="ce38" office:value-type="float" office:value="18547.0326016" calcext:value-type="float">
            <text:p>18,547 </text:p>
          </table:table-cell>
          <table:table-cell table:style-name="ce38" office:value-type="float" office:value="16632.3847594667" calcext:value-type="float">
            <text:p>16,632 </text:p>
          </table:table-cell>
          <table:table-cell table:style-name="ce38" office:value-type="float" office:value="1914.64784213333" calcext:value-type="float">
            <text:p>1,915 </text:p>
          </table:table-cell>
          <table:table-cell table:style-name="ce42" office:value-type="float" office:value="11.5115653577192" calcext:value-type="float">
            <text:p>11.5 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<text:span text:style-name="T5">註</text:span><text:span text:style-name="T6">:1.</text:span><text:span text:style-name="T7">一美元等於</text:span><text:span text:style-name="T6">27.90</text:span><text:span text:style-name="T7">新臺幣元。</text:span></text:p>
          </table:table-cell>
          <table:table-cell table:style-name="ce8"/>
          <table:table-cell table:style-name="ce9" table:number-columns-repeated="5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9" office:value-type="string" calcext:value-type="string">
            <text:p>    2.<text:span text:style-name="T5">台灣之普通無鉛汽油為</text:span><text:span text:style-name="T6">92</text:span><text:span text:style-name="T7">無鉛，高級無鉛為</text:span><text:span text:style-name="T6">95</text:span><text:span text:style-name="T7">無鉛。</text:span></text:p>
          </table:table-cell>
          <table:table-cell table:style-name="ce9" table:number-columns-repeated="6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9" office:value-type="string" calcext:value-type="string">
            <text:p>    3.<text:span text:style-name="T5">中華民國之稅金含貨物稅、石油基金、空</text:span><text:span text:style-name="T6">/</text:span><text:span text:style-name="T7">土污費及營業稅；普通及高級無鉛汽油之稅前價含加油站毛利</text:span><text:span text:style-name="T6">3.2856</text:span><text:span text:style-name="T7">元</text:span><text:span text:style-name="T6">/</text:span><text:span text:style-name="T7">公升；柴油之税前價含加油站毛利</text:span><text:span text:style-name="T6">1.7645</text:span><text:span text:style-name="T7">元</text:span><text:span text:style-name="T6">/</text:span><text:span text:style-name="T7">公升。</text:span></text:p>
          </table:table-cell>
          <table:table-cell table:style-name="ce9" table:number-columns-repeated="6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9" office:value-type="string" calcext:value-type="string">
            <text:p>    4.<text:span text:style-name="T5">由於部份國家稅金不詳，故平均價格中稅前價不等於價格減稅金。</text:span></text:p>
          </table:table-cell>
          <table:table-cell table:style-name="ce9" table:number-columns-repeated="6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9" office:value-type="string" calcext:value-type="string">
            <text:p>    5.<text:span text:style-name="T5">美國、加拿大、德國、義大利、西班牙、英國、法國為</text:span><text:span text:style-name="T6">2021</text:span><text:span text:style-name="T7">年</text:span><text:span text:style-name="T6">11</text:span><text:span text:style-name="T7">月價格。</text:span></text:p>
          </table:table-cell>
          <table:table-cell table:style-name="ce9" table:number-columns-repeated="6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8" office:value-type="string" calcext:value-type="string">
            <text:p><text:span text:style-name="T5">資料來源</text:span><text:span text:style-name="T6">:1.</text:span><text:span text:style-name="T7">台日韓港新資料係中油公司網站</text:span><text:span text:style-name="T6">2021</text:span><text:span text:style-name="T7">年</text:span><text:span text:style-name="T6">11</text:span><text:span text:style-name="T7">月</text:span><text:span text:style-name="T6">28</text:span><text:span text:style-name="T7">日提供。</text:span></text:p>
          </table:table-cell>
          <table:table-cell table:style-name="ce8" table:number-columns-repeated="2"/>
          <table:table-cell table:style-name="ce9" table:number-columns-repeated="4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4"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         2.<text:span text:style-name="T5">美國、加拿大、德國、義大利、西班牙、英國、法國為</text:span><text:span text:style-name="T6"> Monthly Oil Market Report, December  2021</text:span></text:p>
          </table:table-cell>
          <table:table-cell table:style-name="ce8"/>
          <table:table-cell table:style-name="ce9" table:number-columns-repeated="4"/>
          <table:table-cell table:number-columns-repeated="2"/>
          <table:table-cell table:style-name="ce33" table:number-columns-repeated="11"/>
          <table:table-cell table:number-columns-repeated="1004"/>
        </table:table-row>
        <table:table-row table:style-name="ro5" table:number-rows-repeated="5">
          <table:table-cell table:number-columns-repeated="1024"/>
        </table:table-row>
        <table:table-row table:style-name="ro5" table:number-rows-repeated="2">
          <table:table-cell table:number-columns-repeated="5"/>
          <table:table-cell table:style-name="ce30" table:number-columns-repeated="2"/>
          <table:table-cell table:number-columns-repeated="1017"/>
        </table:table-row>
        <table:table-row table:style-name="ro5" table:number-rows-repeated="3">
          <table:table-cell table:number-columns-repeated="5"/>
          <table:table-cell table:style-name="ce30" table:number-columns-repeated="15"/>
          <table:table-cell table:number-columns-repeated="1004"/>
        </table:table-row>
        <table:table-row table:style-name="ro5" table:number-rows-repeated="3">
          <table:table-cell table:number-columns-repeated="6"/>
          <table:table-cell table:style-name="ce30" table:number-columns-repeated="14"/>
          <table:table-cell table:number-columns-repeated="1004"/>
        </table:table-row>
        <table:table-row table:style-name="ro5" table:number-rows-repeated="19">
          <table:table-cell table:number-columns-repeated="7"/>
          <table:table-cell table:style-name="ce30" table:number-columns-repeated="13"/>
          <table:table-cell table:number-columns-repeated="1004"/>
        </table:table-row>
        <table:table-row table:style-name="ro5" table:number-rows-repeated="10485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主要國家油品價格及稅率.$A$1" table:cell-range-address="$主要國家油品價格及稅率.$A$1:.$T$25" table:range-usable-as="print-range"/>
          <table:named-range table:name="table3" table:base-cell-address="$主要國家油品價格及稅率.$A$1" table:cell-range-address="$主要國家油品價格及稅率.$A$1:.$T$25"/>
        </table:named-expressions>
      </table:table>
      <table:named-expressions>
        <table:named-range table:name="source" table:base-cell-address="$主要國家油品價格及稅率.$A$1" table:cell-range-address="#REF!"/>
        <table:named-range table:name="table1" table:base-cell-address="$主要國家油品價格及稅率.$A$1" table:cell-range-address="#REF!"/>
        <table:named-range table:name="table2" table:base-cell-address="$主要國家油品價格及稅率.$A$1" table:cell-range-address="#REF!"/>
        <table:named-range table:name="table3" table:base-cell-address="$主要國家油品價格及稅率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loext:min-decimal-places="1" number:min-integer-digits="1"/>
    </number:number-style>
    <number:number-style style:name="N166">
      <number:number number:decimal-places="6" loext:min-decimal-places="6" number:min-integer-digits="1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4" loext:min-decimal-places="4" number:min-integer-digits="1"/>
    </number:number-style>
    <number:number-style style:name="N169">
      <number:number number:decimal-places="5" loext:min-decimal-places="5" number:min-integer-digits="1"/>
    </number:number-style>
    <number:number-style style:name="N170">
      <number:number number:decimal-places="7" loext:min-decimal-places="7" number:min-integer-digits="1"/>
    </number:number-style>
    <number:number-style style:name="N171">
      <number:number number:decimal-places="8" loext:min-decimal-places="8" number:min-integer-digits="1"/>
    </number:number-style>
    <number:percentage-style style:name="N172">
      <number:number number:decimal-places="1" loext:min-decimal-places="1" number:min-integer-digits="1"/>
      <number:text>%</number:text>
    </number:percentage-style>
    <number:number-style style:name="N173">
      <number:number number:decimal-places="1" loext:min-decimal-places="1" number:min-integer-digits="1" number:grouping="true"/>
    </number:number-style>
    <number:number-style style:name="N174">
      <number:number number:decimal-places="3" loext:min-decimal-places="3" number:min-integer-digits="1" number:grouping="true"/>
    </number:number-style>
    <number:date-style style:name="N175">
      <number:day/>
      <number:text> </number:text>
      <number:month number:textual="true"/>
      <number:text> </number:text>
      <number:year/>
    </number:date-style>
    <number:date-style style:name="N176">
      <number:day/>
      <number:text> </number:text>
      <number:month number:style="long" number:textual="true"/>
      <number:text> </number:text>
      <number:year/>
    </number:date-style>
    <number:date-style style:name="N177">
      <number:day/>
      <number:text> </number:text>
      <number:month number:style="long" number:textual="true"/>
      <number:text> </number:text>
      <number:year number:style="long"/>
    </number:date-style>
    <number:date-style style:name="N178">
      <number:day/>
      <number:text> </number:text>
      <number:month number:textual="true"/>
      <number:text>. </number:text>
      <number:year/>
    </number:date-style>
    <number:date-style style:name="N179">
      <number:day/>
      <number:text> </number:text>
      <number:month number:textual="true"/>
      <number:text>. </number:text>
      <number:year number:style="long"/>
    </number:date-style>
    <number:number-style style:name="N180">
      <number:number number:decimal-places="2" loext:min-decimal-places="2" number:min-integer-digits="1" number:grouping="true"/>
      <number:text> </number:text>
    </number:number-style>
    <number:number-style style:name="N181P0" style:volatile="true">
      <number:number number:decimal-places="2" loext:min-decimal-places="2" number:min-integer-digits="1" number:grouping="true"/>
    </number:number-style>
    <number:number-style style:name="N181">
      <style:text-properties fo:color="#ff0000"/>
      <number:number number:decimal-places="2" loext:min-decimal-places="2" number:min-integer-digits="1" number:grouping="true"/>
      <style:map style:condition="value()&gt;=0" style:apply-style-name="N181P0"/>
    </number:number-style>
    <number:number-style style:name="N182P0" style:volatile="true">
      <number:number number:decimal-places="3" loext:min-decimal-places="3" number:min-integer-digits="1"/>
      <number:text> </number:text>
    </number:number-style>
    <number:number-style style:name="N182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82P0"/>
    </number:number-style>
    <number:number-style style:name="N183P0" style:volatile="true">
      <number:number number:decimal-places="3" loext:min-decimal-places="3" number:min-integer-digits="1"/>
    </number:number-style>
    <number:number-style style:name="N183">
      <style:text-properties fo:color="#ff0000"/>
      <number:number number:decimal-places="3" loext:min-decimal-places="3" number:min-integer-digits="1"/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1" loext:min-decimal-places="1" number:min-integer-digits="1"/>
      <number:text> </number:text>
    </number:number-style>
    <number:number-style style:name="N185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85P0"/>
    </number:number-style>
    <number:number-style style:name="N186">
      <number:number number:decimal-places="0" loext:min-decimal-places="0" number:min-integer-digits="1" number:grouping="true"/>
      <number:text> </number:text>
    </number:number-style>
    <number:number-style style:name="N187P0" style:volatile="true">
      <number:number number:decimal-places="2" loext:min-decimal-places="2" number:min-integer-digits="1"/>
      <number:text> </number:text>
    </number:number-style>
    <number:number-style style:name="N18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7P0"/>
    </number:number-style>
    <number:number-style style:name="N188">
      <number:number number:decimal-places="1" loext:min-decimal-places="1" number:min-integer-digits="1" number:grouping="true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細明體" fo:font-family="細明體" style:font-family-generic="modern" style:font-pitch="fixed" fo:font-size="12pt" style:font-name-asian="細明體" style:font-family-asian="細明體" style:font-family-generic-asian="modern" style:font-pitch-asian="fixed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_5f_0" style:display-name="Excel_BuiltIn_Comma_0" style:family="table-cell" style:parent-style-name="Default" style:data-style-name="N146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7mm" fo:margin-right="7mm" style:first-page-number="continue" style:scale-to="92%" style:table-centering="horizontal" style:writing-mode="lr-tb"/>
      <style:header-style>
        <style:header-footer-properties fo:min-height="7.5mm" fo:margin-left="11.99mm" fo:margin-right="11.99mm" fo:margin-bottom="0mm"/>
      </style:header-style>
      <style:footer-style>
        <style:header-footer-properties fo:min-height="7.5mm" fo:margin-left="11.99mm" fo:margin-right="11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主要國家油品價格及稅率" style:display-name="PageStyle_主要國家油品價格及稅率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經濟部</meta:initial-creator>
    <meta:creation-date>2000-05-17T08:50:52</meta:creation-date>
    <dc:creator>方文秀</dc:creator>
    <dc:date>2021-12-29T20:31:52</dc:date>
    <meta:print-date>2021-12-29T20:31:50</meta:print-date>
    <meta:document-statistic meta:table-count="1" meta:cell-count="213" meta:object-count="0"/>
    <meta:generator>LibreOffice/5.4.1.2$Windows_x86 LibreOffice_project/ea7cb86e6eeb2bf3a5af73a8f7777ac570321527</meta:generator>
  </office:meta>
</office:document-meta>
</file>